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margin-bottom="0.1041in" fo:line-height="100%" fo:background-color="#FFFFFF"/>
    </style:style>
    <style:style style:name="T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5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6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7" style:parent-style-name="Normal" style:family="paragraph">
      <style:paragraph-properties fo:margin-bottom="0.1041in" fo:line-height="100%" fo:background-color="#FFFFFF"/>
    </style:style>
    <style:style style:name="P8" style:parent-style-name="Normal" style:family="paragraph">
      <style:paragraph-properties fo:margin-bottom="0.1041in" fo:line-height="100%" fo:background-color="#FFFFFF"/>
    </style:style>
    <style:style style:name="P9" style:parent-style-name="Normal" style:family="paragraph">
      <style:paragraph-properties fo:margin-bottom="0.1041in" fo:line-height="100%" fo:background-color="#FFFFFF"/>
    </style:style>
    <style:style style:name="P10" style:parent-style-name="Normal" style:family="paragraph">
      <style:paragraph-properties fo:margin-bottom="0.1041in" fo:line-height="100%" fo:background-color="#FFFFFF"/>
    </style:style>
    <style:style style:name="T11" style:parent-style-name="DefaultParagraphFont" style:family="text">
      <style:text-properties style:font-name="Arial" style:font-name-asian="Times New Roman" style:font-name-complex="Arial" fo:font-weight="bold" style:font-weight-asian="bold" fo:color="#0B1D18" fo:font-size="9pt" style:font-size-asian="9pt" style:font-size-complex="10.5pt" style:language-asian="en" style:country-asian="GB"/>
    </style:style>
    <style:style style:name="T12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1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041in" fo:line-height="100%" fo:background-color="#FFFFFF"/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14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9pt" style:font-size-asian="9pt"/>
    </style:style>
    <style:style style:name="T16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17" style:parent-style-name="DefaultParagraphFont" style:family="text">
      <style:text-properties fo:font-size="9pt" style:font-size-asian="9pt"/>
    </style:style>
    <style:style style:name="T18" style:parent-style-name="DefaultParagraphFont" style:family="text">
      <style:text-properties fo:font-size="9pt" style:font-size-asian="9pt"/>
    </style:style>
    <style:style style:name="T19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20" style:parent-style-name="DefaultParagraphFont" style:family="text">
      <style:text-properties fo:font-size="9pt" style:font-size-asian="9pt"/>
    </style:style>
    <style:style style:name="T21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22" style:parent-style-name="DefaultParagraphFont" style:family="text">
      <style:text-properties fo:font-size="9pt" style:font-size-asian="9pt"/>
    </style:style>
    <style:style style:name="T23" style:parent-style-name="DefaultParagraphFont" style:family="text">
      <style:text-properties fo:font-size="9pt" style:font-size-asian="9pt"/>
    </style:style>
    <style:style style:name="P2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5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26" style:parent-style-name="DefaultParagraphFont" style:family="text">
      <style:text-properties fo:font-size="9pt" style:font-size-asian="9pt"/>
    </style:style>
    <style:style style:name="T27" style:parent-style-name="DefaultParagraphFont" style:family="text">
      <style:text-properties fo:font-size="9pt" style:font-size-asian="9pt"/>
    </style:style>
    <style:style style:name="T28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29" style:parent-style-name="DefaultParagraphFont" style:family="text">
      <style:text-properties fo:font-size="9pt" style:font-size-asian="9pt"/>
    </style:style>
    <style:style style:name="T30" style:parent-style-name="DefaultParagraphFont" style:family="text">
      <style:text-properties fo:font-size="9pt" style:font-size-asian="9pt"/>
    </style:style>
    <style:style style:name="T31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32" style:parent-style-name="DefaultParagraphFont" style:family="text">
      <style:text-properties fo:font-size="9pt" style:font-size-asian="9pt"/>
    </style:style>
    <style:style style:name="T33" style:parent-style-name="Hyperlink" style:family="text">
      <style:text-properties fo:font-size="9pt" style:font-size-asian="9pt"/>
    </style:style>
    <style:style style:name="P34" style:parent-style-name="Normal" style:family="paragraph">
      <style:paragraph-properties fo:text-align="center"/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9pt" style:font-size-asian="9pt"/>
    </style:style>
    <style:style style:name="T36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37" style:parent-style-name="DefaultParagraphFont" style:family="text">
      <style:text-properties fo:font-size="9pt" style:font-size-asian="9pt"/>
    </style:style>
    <style:style style:name="T38" style:parent-style-name="DefaultParagraphFont" style:family="text">
      <style:text-properties fo:font-size="9pt" style:font-size-asian="9pt"/>
    </style:style>
    <style:style style:name="T39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40" style:parent-style-name="DefaultParagraphFont" style:family="text">
      <style:text-properties fo:font-size="9pt" style:font-size-asian="9pt"/>
    </style:style>
    <style:style style:name="T41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42" style:parent-style-name="DefaultParagraphFont" style:family="text">
      <style:text-properties fo:font-size="9pt" style:font-size-asian="9pt"/>
    </style:style>
    <style:style style:name="T43" style:parent-style-name="DefaultParagraphFont" style:family="text">
      <style:text-properties fo:font-size="9pt" style:font-size-asian="9pt"/>
    </style:style>
    <style:style style:name="T44" style:parent-style-name="DefaultParagraphFont" style:family="text">
      <style:text-properties fo:font-size="9pt" style:font-size-asian="9pt"/>
    </style:style>
    <style:style style:name="P4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46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47" style:parent-style-name="DefaultParagraphFont" style:family="text">
      <style:text-properties fo:font-size="9pt" style:font-size-asian="9pt"/>
    </style:style>
    <style:style style:name="T48" style:parent-style-name="DefaultParagraphFont" style:family="text">
      <style:text-properties fo:font-size="9pt" style:font-size-asian="9pt"/>
    </style:style>
    <style:style style:name="T49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50" style:parent-style-name="DefaultParagraphFont" style:family="text">
      <style:text-properties fo:font-size="9pt" style:font-size-asian="9pt"/>
    </style:style>
    <style:style style:name="T51" style:parent-style-name="DefaultParagraphFont" style:family="text">
      <style:text-properties fo:font-size="9pt" style:font-size-asian="9pt"/>
    </style:style>
    <style:style style:name="T52" style:parent-style-name="DefaultParagraphFont" style:family="text">
      <style:text-properties fo:font-weight="bold" style:font-weight-asian="bold" style:font-weight-complex="bold" fo:font-size="9pt" style:font-size-asian="9pt"/>
    </style:style>
    <style:style style:name="T53" style:parent-style-name="DefaultParagraphFont" style:family="text">
      <style:text-properties fo:font-size="9pt" style:font-size-asian="9pt"/>
    </style:style>
    <style:style style:name="T54" style:parent-style-name="Hyperlink" style:family="text">
      <style:text-properties fo:font-size="9pt" style:font-size-asian="9pt"/>
    </style:style>
    <style:style style:name="P55" style:parent-style-name="Normal" style:family="paragraph">
      <style:text-properties fo:font-weight="bold" style:font-weight-asian="bold" fo:font-size="9pt" style:font-size-asian="9pt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 style:text-position="super 63.6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61" style:parent-style-name="Normal" style:family="paragraph">
      <style:paragraph-properties fo:margin-bottom="0.1041in" fo:line-height="100%" fo:background-color="#FFFFFF"/>
    </style:style>
    <style:style style:name="T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63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64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66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67" style:parent-style-name="Normal" style:family="paragraph">
      <style:paragraph-properties fo:margin-bottom="0.1041in" fo:line-height="100%" fo:background-color="#FFFFFF"/>
    </style:style>
    <style:style style:name="T6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69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70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71" style:parent-style-name="Normal" style:family="paragraph">
      <style:paragraph-properties fo:margin-bottom="0.1041in" fo:line-height="100%" fo:background-color="#FFFFFF"/>
    </style:style>
    <style:style style:name="T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73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74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76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77" style:parent-style-name="DefaultParagraphFont" style:family="text">
      <style:text-properties style:font-name="Arial" style:font-name-asian="Times New Roman" style:font-name-complex="Arial" fo:color="#0066CC" fo:font-size="9pt" style:font-size-asian="9pt" style:font-size-complex="10.5pt" style:text-underline-type="single" style:text-underline-style="solid" style:text-underline-width="auto" style:text-underline-mode="continuous" style:language-asian="en" style:country-asian="GB"/>
    </style:style>
    <style:style style:name="P7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041in" fo:line-height="100%" fo:background-color="#FFFFFF"/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font-weight="bold" style:font-weight-asian="bold" style:text-position="super 66.6%" fo:font-size="12pt" style:font-size-asian="12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3" style:parent-style-name="Normal" style:family="paragraph">
      <style:text-properties fo:font-size="9pt" style:font-size-asian="9pt"/>
    </style:style>
    <style:style style:name="P84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85" style:parent-style-name="Normal" style:family="paragraph">
      <style:paragraph-properties fo:margin-bottom="0.1041in" fo:line-height="100%" fo:background-color="#FFFFFF"/>
    </style:style>
    <style:style style:name="T8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87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88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8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90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91" style:parent-style-name="Normal" style:family="paragraph">
      <style:paragraph-properties fo:margin-bottom="0.1041in" fo:line-height="100%" fo:background-color="#FFFFFF"/>
    </style:style>
    <style:style style:name="T9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93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94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P9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041in" fo:line-height="100%" fo:background-color="#FFFFFF"/>
    </style:style>
    <style:style style:name="T9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97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98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9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100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101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1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B1D18" fo:font-size="9pt" style:font-size-asian="9pt" style:font-size-complex="10.5pt" style:language-asian="en" style:country-asian="GB"/>
    </style:style>
    <style:style style:name="T103" style:parent-style-name="DefaultParagraphFont" style:family="text">
      <style:text-properties style:font-name="Arial" style:font-name-asian="Times New Roman" style:font-name-complex="Arial" fo:color="#0B1D18" fo:font-size="9pt" style:font-size-asian="9pt" style:font-size-complex="10.5pt" style:language-asian="en" style:country-asian="GB"/>
    </style:style>
    <style:style style:name="T104" style:parent-style-name="DefaultParagraphFont" style:family="text">
      <style:text-properties style:font-name="Arial" style:font-name-asian="Times New Roman" style:font-name-complex="Arial" fo:color="#0066CC" fo:font-size="9pt" style:font-size-asian="9pt" style:font-size-complex="10.5pt" style:text-underline-type="single" style:text-underline-style="solid" style:text-underline-width="auto" style:text-underline-mode="continuous" style:language-asian="en" style:country-asian="GB"/>
    </style:style>
    <style:style style:name="P105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size="9pt" style:font-size-asian="9pt"/>
    </style:style>
    <style:style style:name="T115" style:parent-style-name="Hyperlink" style:family="text">
      <style:text-properties fo:font-size="9pt" style:font-size-asian="9pt"/>
    </style:style>
    <style:style style:name="P116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17" style:parent-style-name="Normal" style:family="paragraph">
      <style:text-properties fo:font-size="9pt" style:font-size-asian="9pt"/>
    </style:style>
  </office:automatic-styles>
  <office:body>
    <office:text text:use-soft-page-breaks="true">
      <text:p text:style-name="P1">Tredegar House - ’A Christmas Carol’ at Tredegar House</text:p>
      <text:p text:style-name="Normal">Join us this Christmas as we deck out Tredegar House with lavish Victorian decorations for a special celebration of Charles Dickens' 'A Christmas Carol'. Take a wintry walk through our gardens to the house where there will be music and merriment throughout. Visit Father Christmas* (additional 2.50) and meet our ghosts of Christmas past, present and yet to come...but beware! Scrooge might be just around. Booking Not Needed.</text:p>
      <text:p text:style-name="Normal">A National Trust Event - Start 10:30. End 16:00. General Admission Prices Apply. Tickets can be purchased at Visitor Reception, opposite the car park. For more<text:s/>details,<text:s/>please phone the contact number below.</text:p>
      <text:p text:style-name="Normal"><text:span text:style-name="T2">Location</text:span>:</text:p>
      <text:p text:style-name="Normal">Tredegar House, Newport, Newport NP10 8YW</text:p>
      <text:p text:style-name="P3"><text:span text:style-name="T4">Dates &amp; Times</text:span><text:span text:style-name="T5"> : </text:span><text:span text:style-name="T6"><text:line-break/></text:span>Saturday 3 December</text:p>
      <text:p text:style-name="P7">Sunday 4 December</text:p>
      <text:p text:style-name="P8">Sat 10 December to Monday 12 December</text:p>
      <text:p text:style-name="P9">Sat 17 December to Monday 19 December</text:p>
      <text:p text:style-name="P10"><text:span text:style-name="T11">Contact telephone:</text:span><text:span text:style-name="T12"><text:s/></text:span></text:p>
      <text:p text:style-name="P13">01633 815880 - Tredegar House Office.</text:p>
      <text:p text:style-name="P14">Rogerstone Entertainment for 75 Plus – 1 DECEMBER , 14:00</text:p>
      <text:p text:style-name="P15">Come along, swing along and sing along. <text:line-break/><text:line-break/>2pm - 4pm </text:p>
      <text:p text:style-name="Normal"><text:span text:style-name="T16">Location</text:span><text:span text:style-name="T17"> : Whiteheads Sports &amp; Social club </text:span><text:span text:style-name="T18"><text:line-break/></text:span><text:span text:style-name="T19">Price</text:span><text:span text:style-name="T20"> : Free entry</text:span></text:p>
      <text:p text:style-name="Normal"><text:span text:style-name="T21">Dates &amp; Times</text:span><text:span text:style-name="T22"> : </text:span><text:span text:style-name="T23"><text:line-break/>Thursday 1 December , 14:00 </text:span></text:p>
      <text:p text:style-name="P24"><text:span text:style-name="T25">Contact</text:span><text:span text:style-name="T26"> : </text:span><text:span text:style-name="T27"><text:line-break/></text:span><text:span text:style-name="T28">tel</text:span><text:span text:style-name="T29"> : (01633) 663796</text:span><text:span text:style-name="T30"><text:line-break/></text:span><text:span text:style-name="T31">e-mail</text:span><text:span text:style-name="T32"> : </text:span><text:a xlink:href="mailto:rogerstonecommunityevent@gmail.com" office:target-frame-name="_top" xlink:show="replace"><text:span text:style-name="T33">rogerstonecommunityevent@gmail.com</text:span></text:a></text:p>
      <text:p text:style-name="P34">Sounds Fun Pre-School Music Group / Grwp Cerddoriaeth Cyn Ysgol Swn Hwyl<text:s/>-<text:s/><text:s/>2&amp;9 DECEMBER</text:p>
      <text:p text:style-name="P35">A Friday music group for babies and pre-school children with their parents and carers to enjoy music through song, instruments and dance. <text:line-break/><text:line-break/>£3.00 per family. Coffee, chat and company for all, just turn up! <text:line-break/><text:line-break/>Gr?p cerddoriaeth dydd Gwener ar gyfer babis a phlant cyn oedran ysgol gyda'u rhieni a'u gofalwyr i fwynhau cerddoriaeth trwy gân, offerynnau a dawns. <text:line-break/><text:line-break/>£3.00 y teulu. Paned, sgwrs a chwmni i bawb, dewch draw! </text:p>
      <text:p text:style-name="Normal"><text:span text:style-name="T36">Location</text:span><text:span text:style-name="T37"> : St Anne's Church Hall, Rogerstone </text:span><text:span text:style-name="T38"><text:line-break/></text:span><text:span text:style-name="T39">Price</text:span><text:span text:style-name="T40"> : £3.00</text:span></text:p>
      <text:soft-page-break/>
      <text:p text:style-name="Normal"><text:span text:style-name="T41">Dates &amp; Times</text:span><text:span text:style-name="T42"> : </text:span><text:span text:style-name="T43"><text:line-break/>Friday 2 December , 10:30 </text:span><text:span text:style-name="T44"><text:line-break/>Friday 9 December , 10:30 </text:span></text:p>
      <text:p text:style-name="P45"><text:span text:style-name="T46">Contact</text:span><text:span text:style-name="T47"> : Sounds Fun</text:span><text:span text:style-name="T48"><text:line-break/></text:span><text:span text:style-name="T49">tel</text:span><text:span text:style-name="T50"> : 01633 895222</text:span><text:span text:style-name="T51"><text:line-break/></text:span><text:span text:style-name="T52">e-mail</text:span><text:span text:style-name="T53"> : </text:span><text:a xlink:href="mailto:claire.cowper@marda.com" office:target-frame-name="_top" xlink:show="replace"><text:span text:style-name="T54">claire.cowper@marda.com</text:span></text:a></text:p>
      <text:p text:style-name="P55"/>
      <text:p text:style-name="P56"><text:span text:style-name="T57">High Cross Primary Winter Fayre – 3</text:span><text:span text:style-name="T58">rd</text:span><text:span text:style-name="T59"><text:s/>DECEMBER</text:span></text:p>
      <text:p text:style-name="P60">Come join us at this annual fund raising event. Santa will be there as well as stalls selling wonderful gifts for Christmas. There will be refreshments, raffle, tombola and games. <text:line-break/><text:line-break/>If you would like to book a stall please contact us below. <text:line-break/><text:line-break/>12pm - 4pm </text:p>
      <text:p text:style-name="P61"><text:span text:style-name="T62">Location</text:span><text:span text:style-name="T63"> : High Cross Primary School </text:span><text:span text:style-name="T64"><text:line-break/></text:span><text:span text:style-name="T65">Price</text:span><text:span text:style-name="T66"> : Free entry</text:span></text:p>
      <text:p text:style-name="P67"><text:span text:style-name="T68">Dates &amp; Times</text:span><text:span text:style-name="T69"> : </text:span><text:span text:style-name="T70"><text:line-break/>Saturday 3 December , 12:00 </text:span></text:p>
      <text:p text:style-name="P71"><text:span text:style-name="T72">Contact</text:span><text:span text:style-name="T73"> : High Cross Primary PTA</text:span><text:span text:style-name="T74"><text:line-break/></text:span><text:span text:style-name="T75">e-mail</text:span><text:span text:style-name="T76"> : </text:span><text:a xlink:href="mailto:highcrossprimarypta@gmail.com" office:target-frame-name="_top" xlink:show="replace"><text:span text:style-name="T77">highcrossprimarypta@gmail.com</text:span></text:a></text:p>
      <text:p text:style-name="P78"><text:line-break/></text:p>
      <text:p text:style-name="P79"><text:span text:style-name="T80">St Julians Ward Meeting =13</text:span><text:span text:style-name="T81">th</text:span><text:span text:style-name="T82"><text:s/>December</text:span></text:p>
      <text:p text:style-name="P83"/>
      <text:p text:style-name="P84">Discuss local issues with your councillors. <text:line-break/><text:line-break/>6pm, all residents of St Julian's are welcome. </text:p>
      <text:p text:style-name="P85"><text:span text:style-name="T86">Location</text:span><text:span text:style-name="T87"> : St Julius &amp; Aaron?s Church Hall </text:span><text:span text:style-name="T88"><text:line-break/></text:span><text:span text:style-name="T89">Price</text:span><text:span text:style-name="T90"> : Free</text:span></text:p>
      <text:p text:style-name="P91"><text:span text:style-name="T92">Dates &amp; Times</text:span><text:span text:style-name="T93"> : </text:span><text:span text:style-name="T94"><text:line-break/>Tuesday 13 December , 18:00 </text:span></text:p>
      <text:p text:style-name="P95"><text:span text:style-name="T96">Contact</text:span><text:span text:style-name="T97"> : Newport City Council</text:span><text:span text:style-name="T98"><text:line-break/></text:span><text:span text:style-name="T99">tel</text:span><text:span text:style-name="T100"> : (01633) 656656</text:span><text:span text:style-name="T101"><text:line-break/></text:span><text:span text:style-name="T102">e-mail</text:span><text:span text:style-name="T103"> : </text:span><text:a xlink:href="mailto:info@newport.gov.uk" office:target-frame-name="_top" xlink:show="replace"><text:span text:style-name="T104">info@newport.gov.uk</text:span></text:a></text:p>
      <text:p text:style-name="P105">Talk: The Langstone Cup and its Relevance to the Silures</text:p>
      <text:p text:style-name="Normal">A talk by Adam Gwilt, Principal Curator - Prehistory, National Museum Wales. This talk is part of a series of events organised by the Friends of Newport Museum and Art Gallery. To join the Friends please visit http://fonmag.org.uk/ <text:line-break/></text:p>
      <text:p text:style-name="Normal">Free for members, £2.00 for non-members. <text:line-break/><text:line-break/>Access to the building for the talk from 6.30pm to 7.10pm. </text:p>
      <text:p text:style-name="Normal"><text:span text:style-name="T106">Location</text:span> : Newport Museum &amp; Art Gallery </text:p>
      <text:p text:style-name="Normal"><text:span text:style-name="T107">Dates &amp; Times</text:span> : <text:line-break/>Tuesday 13 December , 19:00 </text:p>
      <text:soft-page-break/>
      <text:p text:style-name="P108"><text:span text:style-name="T109">Contact</text:span><text:span text:style-name="T110"> :</text:span><text:s/>Newport Museum and Art Gallery<text:line-break/><text:span text:style-name="T111">tel</text:span><text:span text:style-name="T112"> </text:span>: 01633 656656<text:line-break/><text:span text:style-name="T113">e-mail</text:span> : <text:span text:style-name="T114">museum@newport.gov.uk</text:span><text:line-break/>More information at <text:a office:title="more information on this event" xlink:href="http://www.newport.gov.uk/heritage/Homepage.aspx" office:target-frame-name="_top" xlink:show="replace"><text:span text:style-name="T115">http://www.newport.gov.uk/</text:span></text:a></text:p>
      <text:p text:style-name="P116">NEWS</text:p>
      <text:p text:style-name="P117">Highlight</text:p>
      <text:p text:style-name="Normal"><text:a xlink:href="https://www.insidermedia.com/insider/wales/newport-and-gwent-businesses-among-wales-fastest-growing" office:target-frame-name="_top" xlink:show="replace"><text:span text:style-name="Hyperlink">https://www.insidermedia.com/insider/wales/newport-and-gwent-businesses-among-wales-fastest-growing</text:span></text:a></text:p>
      <text:p text:style-name="Normal"/>
      <text:p text:style-name="Normal"><text:a xlink:href="http://www.southwalesargus.co.uk/news/14907877.BACKING_NEWPORT___City_has_stunning_parks_and_gardens/" office:target-frame-name="_top" xlink:show="replace"><text:span text:style-name="Hyperlink">http://www.southwalesargus.co.uk/news/14907877.BACKING_NEWPORT___City_has_stunning_parks_and_gardens/</text:span></text:a></text:p>
      <text:p text:style-name="Normal"/>
      <text:p text:style-name="Normal">old:</text:p>
      <text:p text:style-name="Normal"><text:a xlink:href="http://www.southwalesargus.co.uk/news/14880704.X_Factor_stars_Four_of_Diamonds_join_line_up_for_Newport_Christmas_Lights_switch_on/" office:target-frame-name="_top" xlink:show="replace"><text:span text:style-name="Hyperlink">http://www.southwalesargus.co.uk/news/14880704.X_Factor_stars_Four_of_Diamonds_join_line_up_for_Newport_Christmas_Lights_switch_on/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te Sanejo</meta:initial-creator>
    <dc:creator>Laurate Sanejo</dc:creator>
    <meta:creation-date>2016-11-28T11:49:00Z</meta:creation-date>
    <dc:date>2016-11-28T12:12:00Z</dc:date>
    <meta:template xlink:href="Normal" xlink:type="simple"/>
    <meta:editing-cycles>8</meta:editing-cycles>
    <meta:editing-duration>PT1380S</meta:editing-duration>
    <meta:document-statistic meta:page-count="3" meta:paragraph-count="8" meta:word-count="656" meta:character-count="4390" meta:row-count="31" meta:non-whitespace-character-count="3742"/>
  </office:meta>
</office:document-meta>
</file>